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text:tab/>Home page </text:p>
      <text:p text:style-name="P1"><text:span text:style-name="T4"><text:tab/></text:span><text:span text:style-name="T2">slide show editing</text:span> :-</text:p>
      <text:p text:style-name="Standard"><text:tab/><text:tab/>Image Alterations (Add/Remove images)<text:tab/><text:tab/><text:tab/><text:tab/>Rs 15000</text:p>
      <text:p text:style-name="Standard"><text:tab/><text:tab/>Order Of Images (Shuffle the order in which images appear.)<text:tab/>Rs 10000</text:p>
      <text:p text:style-name="Standard"><text:tab/><text:span text:style-name="T2">Menu Items Editing </text:span><text:span text:style-name="T4">:-</text:span></text:p>
      <text:p text:style-name="Standard"><text:span text:style-name="T4"><text:tab/><text:tab/>Add/Remove Menu items:<text:tab/><text:tab/><text:tab/><text:tab/><text:tab/><text:tab/>Rs 30,000</text:span></text:p>
      <text:p text:style-name="Standard"><text:span text:style-name="T4"><text:tab/><text:tab/>Navigation Orientation (Horizontal/Vertical)<text:tab/><text:tab/><text:tab/>Rs 10,000</text:span></text:p>
      <text:p text:style-name="Standard"/>
      <text:p text:style-name="P1">2.<text:tab/>Ninebot&amp;more</text:p>
      <text:p text:style-name="Standard"><text:tab/><text:span text:style-name="T2">Home page animation alterations</text:span><text:span text:style-name="T4"> :-</text:span></text:p>
      <text:p text:style-name="Standard"><text:span text:style-name="T4"><text:tab/><text:tab/>Alter Background image<text:tab/><text:tab/><text:tab/><text:tab/><text:tab/><text:tab/>Rs 25,000</text:span></text:p>
      <text:p text:style-name="Standard"><text:span text:style-name="T4"><text:tab/><text:tab/>Alter text colour<text:tab/><text:tab/><text:tab/><text:tab/><text:tab/><text:tab/><text:tab/>Rs 15,000</text:span></text:p>
      <text:p text:style-name="Standard"><text:span text:style-name="T4"><text:tab/><text:tab/>Add/Remove text items<text:tab/><text:tab/><text:tab/><text:tab/><text:tab/><text:tab/>Rs 25,000</text:span></text:p>
      <text:p text:style-name="Standard"><text:span text:style-name="T4"><text:tab/><text:tab/>Add/Remove image items<text:tab/><text:tab/><text:tab/><text:tab/><text:tab/><text:tab/>Rs 25,000</text:span></text:p>
      <text:p text:style-name="Standard"><text:tab/><text:span text:style-name="T2">Gallery</text:span><text:span text:style-name="T5"> </text:span><text:span text:style-name="T4">:-</text:span></text:p>
      <text:p text:style-name="Standard"><text:tab/><text:tab/>Image Alterations (Add/Remove images)<text:tab/><text:tab/><text:tab/><text:tab/>Rs 15000</text:p>
      <text:p text:style-name="Standard"><text:tab/><text:tab/>Video Alterations (Add/Remove videos)<text:tab/><text:tab/><text:tab/><text:tab/>Rs 15000</text:p>
      <text:p text:style-name="Standard"><text:tab/><text:span text:style-name="T2">Events/Notizie</text:span><text:span text:style-name="T4"> :-</text:span></text:p>
      <text:p text:style-name="Standard"><text:tab/><text:tab/>Add/Remove/Edit Events<text:tab/><text:tab/><text:tab/><text:tab/><text:tab/><text:tab/>Rs 40,000</text:p>
      <text:p text:style-name="Standard"><text:tab/><text:tab/>Add/Remove/Edit News<text:tab/><text:tab/><text:tab/><text:tab/><text:tab/><text:tab/>Rs 30,000</text:p>
      <text:p text:style-name="Standard"><text:tab/><text:span text:style-name="T2">Contact</text:span> :-</text:p>
      <text:p text:style-name="Standard"><text:tab/><text:tab/> Add/Remove/Edit contacts<text:tab/><text:tab/><text:tab/><text:tab/><text:tab/><text:tab/>Rs 35,000</text:p>
      <text:p text:style-name="P1">3.<text:tab/>Tours page</text:p>
      <text:p text:style-name="Standard"><text:tab/><text:span text:style-name="T2">Gallery</text:span><text:span text:style-name="T5"> </text:span><text:span text:style-name="T4">:-</text:span></text:p>
      <text:p text:style-name="Standard"><text:tab/><text:tab/>Image Alterations (Add/Remove images)<text:tab/><text:tab/><text:tab/><text:tab/>Rs 15000</text:p>
      <text:p text:style-name="Standard"><text:tab/><text:tab/>Video Alterations (Add/Remove videos)<text:tab/><text:tab/><text:tab/><text:tab/>Rs 15000</text:p>
      <text:p text:style-name="Standard"><text:tab/><text:span text:style-name="T2">Events/Notizie</text:span><text:span text:style-name="T4"> :-</text:span></text:p>
      <text:p text:style-name="Standard"><text:tab/><text:tab/>Add/Remove/Edit Events<text:tab/><text:tab/><text:tab/><text:tab/><text:tab/><text:tab/>Rs 40,000</text:p>
      <text:p text:style-name="Standard"><text:tab/><text:span text:style-name="T2">Tour package management</text:span> :-</text:p>
      <text:p text:style-name="Standard"><text:tab/><text:tab/>Add/Remove/Edit Package<text:tab/><text:tab/><text:tab/><text:tab/><text:tab/><text:tab/>Rs 25,000</text:p>
      <text:p text:style-name="Standard"><text:tab/><text:span text:style-name="T3">Tour details management</text:span> :-</text:p>
      <text:p text:style-name="Standard"><text:tab/><text:tab/>Add/Remove tour destinations/Departure points<text:tab/><text:tab/><text:tab/>Rs 30,000</text:p>
      <text:p text:style-name="Standard"><text:tab/></text:p>
      <text:p text:style-name="Standard"/>
      <text:p text:style-name="Standard">Note:<text:tab/><text:span text:style-name="T1">Event News Management module has been charged once. In this feature a news/event, considered important by admin will have to be marked, and that will appear on our home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24S</meta:editing-duration>
    <meta:editing-cycles>234</meta:editing-cycles>
    <meta:generator>OpenOffice.org/3.4.1$Win32 OpenOffice.org_project/341m1$Build-9593</meta:generator>
    <dc:date>2015-05-25T16:20:17.15</dc:date>
    <meta:document-statistic meta:table-count="0" meta:image-count="0" meta:object-count="0" meta:page-count="1" meta:paragraph-count="33" meta:word-count="168" meta:character-count="1253"/>
    <meta:user-defined meta:name="Info 1"/>
    <meta:user-defined meta:name="Info 2"/>
    <meta:user-defined meta:name="Info 3"/>
    <meta:user-defined meta:name="Info 4"/>
  </office:meta>
</office:document-meta>
</file>